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A000002525FEC2884D4144762.png" manifest:media-type="image/png"/>
  <manifest:file-entry manifest:full-path="Pictures/100002010000031B0000016F41D362AD268C2D65.png" manifest:media-type="image/png"/>
  <manifest:file-entry manifest:full-path="Pictures/100002010000031900000254226BF39ECE2CF460.png" manifest:media-type="image/png"/>
  <manifest:file-entry manifest:full-path="Pictures/100002010000031A00000256CD60A31C67B48A61.png" manifest:media-type="image/png"/>
  <manifest:file-entry manifest:full-path="Pictures/100002010000031D00000090AF865F2B7DE7FA79.png" manifest:media-type="image/png"/>
  <manifest:file-entry manifest:full-path="Pictures/100002010000031C0000023ADD0375360C89DC51.png" manifest:media-type="image/png"/>
  <manifest:file-entry manifest:full-path="Pictures/10000201000002B000000015A50DE1D8EAAED534.png" manifest:media-type="image/png"/>
  <manifest:file-entry manifest:full-path="Pictures/100002010000031D0000024037FC88D99B21C625.png" manifest:media-type="image/png"/>
  <manifest:file-entry manifest:full-path="Pictures/100002010000031C0000023C59B833A075358055.png" manifest:media-type="image/png"/>
  <manifest:file-entry manifest:full-path="Pictures/100002010000031B0000023EBAA5F7A23C32EFDC.png" manifest:media-type="image/png"/>
  <manifest:file-entry manifest:full-path="Pictures/10000201000003190000023DC64C39B663357E9B.png" manifest:media-type="image/png"/>
  <manifest:file-entry manifest:full-path="Pictures/10000201000003190000023B86BA5E12CF723130.png" manifest:media-type="image/png"/>
  <manifest:file-entry manifest:full-path="Pictures/10000201000002CF0000017E3298361F1E5D4206.png" manifest:media-type="image/png"/>
  <manifest:file-entry manifest:full-path="Pictures/100002010000031B0000023DF4420460E19B1228.png" manifest:media-type="image/png"/>
  <manifest:file-entry manifest:full-path="Pictures/100002010000031800000144F2519ADE155BC122.png" manifest:media-type="image/png"/>
  <manifest:file-entry manifest:full-path="Pictures/10000201000002D1000000324B8C250F48954894.png" manifest:media-type="image/png"/>
  <manifest:file-entry manifest:full-path="Pictures/1000020100000315000001456E82FF4C42E6EC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222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f222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5a3d0" officeooo:paragraph-rsid="0015a3d0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break-before="page"/>
      <style:text-properties officeooo:paragraph-rsid="000f222a"/>
    </style:style>
    <style:style style:name="T1" style:family="text">
      <style:text-properties officeooo:rsid="0015a3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Obraz2" text:anchor-type="char" svg:x="0cm" svg:y="14.4cm" svg:width="17cm" svg:height="12.718cm" draw:z-index="1"><draw:image xlink:href="Pictures/100002010000031A000002525FEC2884D4144762.png" xlink:type="simple" xlink:show="embed" xlink:actuate="onLoad" draw:mime-type="image/png"/></draw:frame><draw:frame draw:style-name="fr2" draw:name="Obraz1" text:anchor-type="char" svg:x="0cm" svg:y="1.323cm" svg:width="17cm" svg:height="12.776cm" draw:z-index="0"><draw:image xlink:href="Pictures/100002010000031900000254226BF39ECE2CF460.png" xlink:type="simple" xlink:show="embed" xlink:actuate="onLoad" draw:mime-type="image/png"/></draw:frame><text:span text:style-name="T1">Szymon Olszewski</text:span></text:p>
      <text:p text:style-name="P3">postfix</text:p>
      <text:p text:style-name="P4"><draw:frame draw:style-name="fr1" draw:name="Obraz3" text:anchor-type="char" svg:width="17cm" svg:height="12.804cm" draw:z-index="2"><draw:image xlink:href="Pictures/100002010000031A00000256CD60A31C67B48A61.png" xlink:type="simple" xlink:show="embed" xlink:actuate="onLoad" draw:mime-type="image/png"/></draw:frame><text:tab/></text:p>
      <text:p text:style-name="P1"><draw:frame draw:style-name="fr1" draw:name="Obraz4" text:anchor-type="char" svg:width="17cm" svg:height="7.846cm" draw:z-index="3"><draw:image xlink:href="Pictures/100002010000031B0000016F41D362AD268C2D65.png" xlink:type="simple" xlink:show="embed" xlink:actuate="onLoad" draw:mime-type="image/png"/></draw:frame><text:tab/></text:p>
      <text:p text:style-name="P1"><draw:frame draw:style-name="fr1" draw:name="Obraz5" text:anchor-type="char" svg:width="17cm" svg:height="3.071cm" draw:z-index="4"><draw:image xlink:href="Pictures/100002010000031D00000090AF865F2B7DE7FA79.png" xlink:type="simple" xlink:show="embed" xlink:actuate="onLoad" draw:mime-type="image/png"/></draw:frame><text:tab/></text:p>
      <text:p text:style-name="P1"/>
      <text:p text:style-name="P4"><draw:frame draw:style-name="fr1" draw:name="Obraz6" text:anchor-type="char" svg:width="17cm" svg:height="0.519cm" draw:z-index="5"><draw:image xlink:href="Pictures/10000201000002B000000015A50DE1D8EAAED534.png" xlink:type="simple" xlink:show="embed" xlink:actuate="onLoad" draw:mime-type="image/png"/></draw:frame><text:tab/></text:p>
      <text:p text:style-name="P1"><draw:frame draw:style-name="fr1" draw:name="Obraz7" text:anchor-type="char" svg:width="17cm" svg:height="12.217cm" draw:z-index="6"><draw:image xlink:href="Pictures/100002010000031C0000023C59B833A075358055.png" xlink:type="simple" xlink:show="embed" xlink:actuate="onLoad" draw:mime-type="image/png"/></draw:frame><draw:frame draw:style-name="fr2" draw:name="Obraz8" text:anchor-type="char" svg:x="0.159cm" svg:y="12.753cm" svg:width="17cm" svg:height="12.285cm" draw:z-index="7"><draw:image xlink:href="Pictures/100002010000031D0000024037FC88D99B21C625.png" xlink:type="simple" xlink:show="embed" xlink:actuate="onLoad" draw:mime-type="image/png"/></draw:frame></text:p>
      <text:p text:style-name="P4"><draw:frame draw:style-name="fr1" draw:name="Obraz9" text:anchor-type="char" svg:width="17cm" svg:height="12.273cm" draw:z-index="8"><draw:image xlink:href="Pictures/100002010000031B0000023EBAA5F7A23C32EFDC.png" xlink:type="simple" xlink:show="embed" xlink:actuate="onLoad" draw:mime-type="image/png"/></draw:frame><text:tab/></text:p>
      <text:p text:style-name="P1"><draw:frame draw:style-name="fr1" draw:name="Obraz10" text:anchor-type="char" svg:width="17cm" svg:height="12.284cm" draw:z-index="9"><draw:image xlink:href="Pictures/10000201000003190000023DC64C39B663357E9B.png" xlink:type="simple" xlink:show="embed" xlink:actuate="onLoad" draw:mime-type="image/png"/></draw:frame></text:p>
      <text:p text:style-name="P4"><draw:frame draw:style-name="fr1" draw:name="Obraz11" text:anchor-type="char" svg:width="17cm" svg:height="12.173cm" draw:z-index="10"><draw:image xlink:href="Pictures/100002010000031C0000023ADD0375360C89DC51.png" xlink:type="simple" xlink:show="embed" xlink:actuate="onLoad" draw:mime-type="image/png"/></draw:frame><text:tab/></text:p>
      <text:p text:style-name="P1"><draw:frame draw:style-name="fr1" draw:name="Obraz12" text:anchor-type="char" svg:width="17cm" svg:height="12.241cm" draw:z-index="11"><draw:image xlink:href="Pictures/10000201000003190000023B86BA5E12CF723130.png" xlink:type="simple" xlink:show="embed" xlink:actuate="onLoad" draw:mime-type="image/png"/></draw:frame></text:p>
      <text:p text:style-name="P4"><draw:frame draw:style-name="fr1" draw:name="Obraz13" text:anchor-type="char" svg:width="17cm" svg:height="9.033cm" draw:z-index="12"><draw:image xlink:href="Pictures/10000201000002CF0000017E3298361F1E5D4206.png" xlink:type="simple" xlink:show="embed" xlink:actuate="onLoad" draw:mime-type="image/png"/></draw:frame><text:tab/></text:p>
      <text:p text:style-name="P1"><draw:frame draw:style-name="fr1" draw:name="Obraz14" text:anchor-type="char" svg:width="17cm" svg:height="6.953cm" draw:z-index="13"><draw:image xlink:href="Pictures/100002010000031800000144F2519ADE155BC122.png" xlink:type="simple" xlink:show="embed" xlink:actuate="onLoad" draw:mime-type="image/png"/></draw:frame><text:tab/></text:p>
      <text:p text:style-name="P1"><draw:frame draw:style-name="fr1" draw:name="Obraz15" text:anchor-type="char" svg:width="17cm" svg:height="1.178cm" draw:z-index="14"><draw:image xlink:href="Pictures/10000201000002D1000000324B8C250F48954894.png" xlink:type="simple" xlink:show="embed" xlink:actuate="onLoad" draw:mime-type="image/png"/></draw:frame></text:p>
      <text:p text:style-name="P4"><draw:frame draw:style-name="fr1" draw:name="Obraz16" text:anchor-type="char" svg:width="17cm" svg:height="12.252cm" draw:z-index="15"><draw:image xlink:href="Pictures/100002010000031B0000023DF4420460E19B1228.png" xlink:type="simple" xlink:show="embed" xlink:actuate="onLoad" draw:mime-type="image/png"/></draw:frame><text:tab/></text:p>
      <text:p text:style-name="P1"><draw:frame draw:style-name="fr1" draw:name="Obraz17" text:anchor-type="char" svg:width="17cm" svg:height="7.003cm" draw:z-index="16"><draw:image xlink:href="Pictures/1000020100000315000001456E82FF4C42E6EC8A.png" xlink:type="simple" xlink:show="embed" xlink:actuate="onLoad" draw:mime-type="image/png"/></draw:frame><text:s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6T19:49:24.192000000</meta:creation-date>
    <dc:date>2021-05-16T20:34:38.071000000</dc:date>
    <meta:editing-duration>PT14M42S</meta:editing-duration>
    <meta:editing-cycles>2</meta:editing-cycles>
    <meta:generator>LibreOffice/7.0.1.2$Windows_X86_64 LibreOffice_project/7cbcfc562f6eb6708b5ff7d7397325de9e764452</meta:generator>
    <meta:document-statistic meta:table-count="0" meta:image-count="17" meta:object-count="0" meta:page-count="7" meta:paragraph-count="12" meta:word-count="3" meta:character-count="33" meta:non-whitespace-character-count="22"/>
  </office:meta>
</office:document-meta>
</file>